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margin-bottom="0in" fo:line-height="200%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Phone Number</text:span></text:p>
      <text:p text:style-name="P13">*Jack McFann<text:tab/><text:tab/><text:tab/>jlm6490@psu.edu<text:tab/><text:tab/><text:tab/>724-875-1449</text:p>
      <text:p text:style-name="P14">Josiah Hertzler<text:tab/><text:tab/>jjh5430@psu.edu<text:tab/><text:tab/><text:tab/>717-701-3837</text:p>
      <text:p text:style-name="Standard"><text:span text:style-name="T15">Taha Siddique</text:span><text:span text:style-name="T16"><text:tab/></text:span><text:span text:style-name="T17"><text:tab/></text:span><text:span text:style-name="T18"><text:tab/>tus193@psu.edu</text:span><text:span text:style-name="T19"><text:tab/></text:span><text:span text:style-name="T20"><text:tab/></text:span><text:span text:style-name="T21"><text:tab/>717-578-9316</text:span></text:p>
      <text:p text:style-name="P22">Sawyer Brown<text:tab/><text:tab/><text:tab/>seb5646@psu.edu<text:tab/><text:tab/><text:tab/>717-524-7180</text:p>
      <text:p text:style-name="P23">Tom Hoffman<text:tab/><text:tab/><text:tab/>toh5148@psu.edu<text:tab/><text:tab/><text:tab/>717-315-8051</text:p>
      <text:p text:style-name="P24"/>
      <text:p text:style-name="P25">Overview</text:p>
      <text:p text:style-name="P26"><text:span text:style-name="T27"><text:tab/>Our team and two others will be working on Bot!Battle!, an educational game aimed at teaching java to studen</text:span><text:span text:style-name="T28">ts. Bot!Battle! is a browser-based game which will pit user-created java bots against other bots or single-player ch</text:span><text:span text:style-name="T29">allenges. Our team will provide<text:s/></text:span><text:span text:style-name="T30">functionality for the project consisting of the game display module, testing mod</text:span><text:span text:style-name="T31">e, and the bot system. The game display module will display the game graphically. It will also provide<text:s/></text:span><text:span text:style-name="T32">the<text:s/></text:span><text:span text:style-name="T33">functionality for playback mode, allowing the user to review a game which has already been played. Testing mode will allow for the player to test and ref</text:span><text:span text:style-name="T34">ine their bots on provided maps.<text:s/></text:span><text:span text:style-name="T35">In addition to this, we will provide a sample challen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_</dc:creator>
    <meta:creation-date>2016-02-03T16:55:00Z</meta:creation-date>
    <dc:date>2016-02-24T20:42:00Z</dc:date>
    <meta:print-date>2016-01-18T11:54:00Z</meta:print-date>
    <meta:template xlink:href="Normal" xlink:type="simple"/>
    <meta:editing-cycles>8</meta:editing-cycles>
    <meta:editing-duration>PT6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1" meta:character-count="1015" meta:row-count="7" meta:non-whitespace-character-count="866"/>
  </office:meta>
</office:document-meta>
</file>